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pple-system" svg:font-family="apple-system, BlinkMacSystemFont, 'Segoe UI', Roboto, 'Helvetica Neue', Arial, 'Noto Sans', sans-serif, 'Apple Color Emoji', 'Segoe UI Emoji', 'Segoe UI Symbol', 'Noto Color Emoji'"/>
    <style:font-face style:name="medium-content-title-font" svg:font-family="medium-content-title-font, Georgia, Cambria, 'Times New Roman', Times, 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orphans="2" fo:widows="2"/>
      <style:text-properties fo:font-variant="normal" fo:text-transform="none" fo:color="#000000" fo:letter-spacing="normal" fo:font-style="normal" fo:font-weight="normal"/>
    </style:style>
    <style:style style:name="P2" style:family="paragraph" style:parent-style-name="Preformatted_20_Text">
      <style:paragraph-properties fo:orphans="2" fo:widows="2"/>
      <style:text-properties fo:font-variant="normal" fo:text-transform="none" fo:color="#000000" fo:letter-spacing="normal"/>
    </style:style>
    <style:style style:name="P3" style:family="paragraph" style:parent-style-name="Preformatted_20_Text">
      <style:paragraph-properties fo:orphans="2" fo:widows="2"/>
    </style:style>
    <style:style style:name="P4" style:family="paragraph" style:parent-style-name="Preformatted_20_Text">
      <style:paragraph-properties fo:margin-top="0cm" fo:margin-bottom="0.499cm" fo:orphans="2" fo:widows="2"/>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padding="0.074cm" fo:border-left="none" fo:border-right="none" fo:border-top="none" fo:border-bottom="0.002cm solid #000000" style:join-border="false"/>
    </style:style>
    <style:style style:name="P7" style:family="paragraph" style:parent-style-name="Heading_20_1">
      <style:text-properties fo:font-variant="normal" fo:text-transform="none" style:font-name="medium-content-title-font" fo:font-size="30pt" fo:letter-spacing="normal" fo:font-style="normal" fo:font-weight="normal"/>
    </style:style>
    <style:style style:name="P8" style:family="paragraph" style:parent-style-name="Heading_20_1">
      <style:text-properties fo:font-variant="normal" fo:text-transform="none" fo:color="#212529" style:font-name="apple-system" fo:letter-spacing="normal" fo:font-style="normal" fo:font-weight="bold"/>
    </style:style>
    <style:style style:name="P9" style:family="paragraph" style:parent-style-name="Standard" style:list-style-name="L1"/>
    <style:style style:name="P10" style:family="paragraph" style:parent-style-name="Standard" style:list-style-name="L2"/>
    <style:style style:name="T1" style:family="text">
      <style:text-properties fo:font-style="normal"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 entanto, rcv1 como distribuído é simplesmente uma coleção de histórias de newswire, não uma coleção de testes. Inclui erros conhecidos na cessão de categorias, fornece listas de descrições de categorias que não são consistentes com as categorias atribuídas aos artigos, e carece de documentação essencial sobre a semântica pretendida da cessão da categoria. </text:p>
      <text:p text:style-name="Standard"/>
      <text:p text:style-name="Standard">apenas histórias em inglês produzidas por jornalistas da Reuters entre 20 de agosto de 1996 e 19 de agosto de 1997.</text:p>
      <text:p text:style-name="Standard"/>
      <text:p text:style-name="Standard">códigos de categoria de três conjuntos (Tópicos, Indústrias e Regiões) foram atribuídos a histórias. </text:p>
      <text:p text:style-name="Standard"/>
      <text:p text:style-name="Standard">Códigos-tópicos foram designados para capturar os principais assuntos de uma história. Foram organizados em quatro grupos hierárquicos: CCAT (Corporate/Industrial), ECAT (Economia), GCAT (Governo/Social) e MCAT (Mercados). </text:p>
      <text:p text:style-name="Standard"/>
      <text:p text:style-name="P5">Códigos da indústria </text:p>
      <text:p text:style-name="Standard"><text:tab/>Foram agrupados em 10 subhierarquias, como I2 (METAIS E MINERAIS) e I5 (CONSTRUÇÃO).</text:p>
      <text:p text:style-name="Standard"/>
      <text:p text:style-name="P5">códigos da região </text:p>
      <text:p text:style-name="Standard">incluíam locais geográficos e agrupamentos econômicos/políticos. Nenhuma taxonomia hierárquica foi definida.</text:p>
      <text:p text:style-name="Standard"/>
      <text:p text:style-name="Standard">PADRÕES DEFINIDOS</text:p>
      <text:list xml:id="list1587130749925319945" text:style-name="L1">
        <text:list-item>
          <text:p text:style-name="P9">Política do Código Mínimo: Cada história era necessária para ter pelo menos um código tópico e um código regional.</text:p>
        </text:list-item>
      </text:list>
      <text:list xml:id="list53512152688292862" text:style-name="L2">
        <text:list-item>
          <text:p text:style-name="P10">Política de Hierarquia: A codificação deveria atribuir os códigos apropriados mais específicos dos conjuntos tópico e da indústria</text:p>
        </text:list-item>
      </text:list>
      <text:p text:style-name="Standard"/>
      <text:p text:style-name="Standard"/>
      <text:p text:style-name="P6"/>
      <text:p text:style-name="Standard"/>
      <text:p text:style-name="Standard">tradução do readme</text:p>
      <text:p text:style-name="Standard"/>
      <text:p text:style-name="Preformatted_20_Text"/>
      <text:p text:style-name="P2"><text:s text:c="10"/><text:span text:style-name="T1">Coleção de testes de categorização de texto Reuters-21578</text:span></text:p>
      <text:p text:style-name="P2"><text:s text:c="27"/><text:span text:style-name="T1">Distribuição 1.0</text:span></text:p>
      <text:p text:style-name="P2"><text:s text:c="26"/><text:span text:style-name="T1">Arquivo README (v 1.3)</text:span></text:p>
      <text:p text:style-name="P2"><text:s text:c="30"/><text:span text:style-name="T1">14 de maio de 2004</text:span></text:p>
      <text:p text:style-name="P3"/>
      <text:p text:style-name="P2"><text:s text:c="28"/><text:span text:style-name="T1">David D. Lewis</text:span></text:p>
      <text:p text:style-name="P2"><text:s text:c="15"/><text:span text:style-name="T1">David D. Lewis Consultoria e Ornarose, Inc. </text:span></text:p>
      <text:p text:style-name="P2"><text:s text:c="26"/><text:span text:style-name="T1">www.daviddlewis.com</text:span></text:p>
      <text:p text:style-name="P3"/>
      <text:p text:style-name="P3"/>
      <text:p text:style-name="P1">I. Introdução</text:p>
      <text:p text:style-name="P3"/>
      <text:p text:style-name="P1">[Nota: Há muita coisa que poderia ser melhorada neste documento, mas dadas as</text:p>
      <text:p text:style-name="P1">que o Reuters-21578 está sendo substituído pelo RCV1, não é provável que eu faça</text:p>
      <text:p text:style-name="P1">essas melhorias eu mesmo. Qualquer pessoa que queira criar uma revisão</text:p>
      <text:p text:style-name="P1">a versão deste documento está convidada a entrar em contato comigo.]</text:p>
      <text:p text:style-name="P3"/>
      <text:p text:style-name="P2"><text:s text:c="3"/><text:span text:style-name="T1">Este README descreve a distribuição 1.0 do texto Reuters-21578</text:span></text:p>
      <text:p text:style-name="P1">coleta de testes de categorização, um recurso para pesquisa em informações</text:p>
      <text:p text:style-name="P1">recuperação, aprendizado de máquina e outras pesquisas baseadas em corpus.</text:p>
      <text:p text:style-name="P3"/>
      <text:p text:style-name="P3"/>
      <text:p text:style-name="P1"><text:soft-page-break/>II Direitos autorais e notificação</text:p>
      <text:p text:style-name="P3"/>
      <text:p text:style-name="P2"><text:s text:c="3"/><text:span text:style-name="T1">Os direitos autorais do texto dos artigos da newswire e da Reuters</text:span></text:p>
      <text:p text:style-name="P1">as anotações na coleção Reuters-21578 residem na Reuters Ltd.</text:p>
      <text:p text:style-name="P1">Reuters Ltd. e Carnegie Group, Inc. concordaram em permitir a livre</text:p>
      <text:p text:style-name="P1">distribuição desses dados * apenas para fins de pesquisa *. <text:s/></text:p>
      <text:p text:style-name="P2"><text:s text:c="3"/><text:span text:style-name="T1">Se você publicar resultados com base nesse conjunto de dados, confirme</text:span></text:p>
      <text:p text:style-name="P1">seu uso, consulte os dados definidos com o nome "Reuters-21578,</text:p>
      <text:p text:style-name="P1">Distribution 1.0 "e informe seus leitores sobre a localização atual de</text:p>
      <text:p text:style-name="P1">o conjunto de dados (consulte "Disponibilidade e perguntas").</text:p>
      <text:p text:style-name="P3"/>
      <text:p text:style-name="P3"/>
      <text:p text:style-name="P1">III Disponibilidade e perguntas</text:p>
      <text:p text:style-name="P3"/>
      <text:p text:style-name="P2"><text:s text:c="3"/><text:span text:style-name="T1">A coleta de teste Reuters-21578, Distribution 1.0 está disponível</text:span></text:p>
      <text:p text:style-name="P1">a partir de </text:p>
      <text:p text:style-name="P2"><text:s/><text:span text:style-name="T1">http://www.daviddlewis.com/resources/testcollections/reuters21578</text:span></text:p>
      <text:p text:style-name="P3"/>
      <text:p text:style-name="P1">Além desse arquivo LEIA-ME, a coleção consiste em 22 arquivos de dados, um</text:p>
      <text:p text:style-name="P1">Arquivo SGML DTD que descreve o formato do arquivo de dados e seis arquivos</text:p>
      <text:p text:style-name="P1">descrevendo as categorias usadas para indexar os dados. (Veja as seções VI</text:p>
      <text:p text:style-name="P1">e VII para obter mais detalhes.) Alguns arquivos adicionais, que não fazem parte</text:p>
      <text:p text:style-name="P1">da coleção, mas foram contribuídos por outros pesquisadores como</text:p>
      <text:p text:style-name="P1">recursos úteis também estão incluídos. Todos os arquivos estão disponíveis</text:p>
      <text:p text:style-name="P1">descompactado e, além disso, um único arquivo tar do Unix compactado com gzip do</text:p>
      <text:p text:style-name="P1">toda a distribuição está disponível como reuters21578.tar.gz.</text:p>
      <text:p text:style-name="P3"/>
      <text:p text:style-name="P2"><text:s text:c="3"/><text:span text:style-name="T1">A lista de discussão por categorização de texto, DDLBETA, é um bom lugar para</text:span></text:p>
      <text:p text:style-name="P1">envie perguntas sobre esta coleção e outras categorizações de texto</text:p>
      <text:p text:style-name="P1">problemas. Você pode participar da lista escrevendo David Lewis em</text:p>
      <text:p text:style-name="P1">ddlbeta-request@daviddlewis.com. </text:p>
      <text:p text:style-name="P3"/>
      <text:p text:style-name="P3"/>
      <text:p text:style-name="P1">IV História e Agradecimentos</text:p>
      <text:p text:style-name="P3"/>
      <text:p text:style-name="P2"><text:s text:c="3"/><text:span text:style-name="T1">Os documentos da coleção Reuters-21578 apareceram no</text:span></text:p>
      <text:p text:style-name="P1">Reuters em 1987. Os documentos foram reunidos e indexados</text:p>
      <text:p text:style-name="P1">com categorias de pessoal da Reuters Ltd. (Sam Dobbins, Mike</text:p>
      <text:p text:style-name="P1">Topliss, Steve Weinstein) e Carnegie Group, Inc. (Peggy Andersen,</text:p>
      <text:p text:style-name="P1">Monica Cellio, Phil Hayes, Laura Knecht, Irene Nirenburg) em 1987. <text:s/></text:p>
      <text:p text:style-name="P3"/>
      <text:p text:style-name="P1">Em 1990, os documentos foram disponibilizados pela Reuters e CGI para</text:p>
      <text:p text:style-name="P1">fins de pesquisa ao Laboratório de Recuperação de Informação (W. Bruce</text:p>
      <text:p text:style-name="P1">Croft, Diretor) do Departamento de Informática e Ciência da Informação da</text:p>
      <text:p text:style-name="P1">Universidade de Massachusetts em Amherst. Formatação do</text:p>
      <text:p text:style-name="P1">documentos e produção de arquivos de dados associados foi realizada em 1990 por</text:p>
      <text:p text:style-name="P1">David D. Lewis e Stephen Harding na recuperação de informações</text:p>
      <text:p text:style-name="P1">Laboratório.</text:p>
      <text:p text:style-name="P3"/>
      <text:p text:style-name="P1">Formatação e produção de arquivos de dados foram realizadas em 1991 e 1992</text:p>
      <text:p text:style-name="P1">por David D. Lewis e Peter Shoemaker no Centro de Informações</text:p>
      <text:p text:style-name="P1">e Estudos da Linguagem, Universidade de Chicago. Esta versão dos dados</text:p>
      <text:p text:style-name="P1">foi disponibilizado para FTP anônimo como "Reuters-22173, Distribution</text:p>
      <text:p text:style-name="P1">1.0 "em janeiro de 1993. De 1993 a 1996, a Distribuição 1.0 foi</text:p>
      <text:p text:style-name="P1">hospedado em uma sucessão de sites FTP mantidos pelo Center for</text:p>
      <text:p text:style-name="P1">Recuperação Inteligente de Informações (W. Bruce Croft, Diretor) do</text:p>
      <text:p text:style-name="P1">Departamento de Ciência da Computação da Universidade de Massachusetts em</text:p>
      <text:p text:style-name="P1">Amherst.</text:p>
      <text:p text:style-name="P3"/>
      <text:p text:style-name="P1">Na conferência ACM SIGIR '96, em agosto de 1996, um grupo de textos</text:p>
      <text:p text:style-name="P1">pesquisadores de categorização discutiram como os resultados publicados</text:p>
      <text:p text:style-name="P1">A Reuters-22173 poderia ser mais comparável entre os estudos. isso foi</text:p>
      <text:p text:style-name="P1">decidiu que uma nova versão da coleção deveria ser produzida com menos</text:p>
      <text:p text:style-name="P1">formatação ambígua e incluindo a documentação que escreve cuidadosamente</text:p>
      <text:p text:style-name="P1"><text:soft-page-break/>métodos padrão de uso da coleção. A oportunidade seria</text:p>
      <text:p text:style-name="P1">também pode ser usado para corrigir uma variedade de erros tipográficos e outros</text:p>
      <text:p text:style-name="P1">a categorização e formatação da coleção.</text:p>
      <text:p text:style-name="P3"/>
      <text:p text:style-name="P1">Steve Finch e David D. Lewis fizeram essa limpeza da coleção</text:p>
      <text:p text:style-name="P1">Setembro a novembro de 1996, contando com o apoio de Finch</text:p>
      <text:p text:style-name="P1">Versão da coleção com marcação SGML de um estudo anterior. 1</text:p>
      <text:p text:style-name="P1">O resultado do reexame da coleta foi a remoção de 595</text:p>
      <text:p text:style-name="P1">documentos que eram duplicatas exatas (com base na identidade dos carimbos de data e hora</text:p>
      <text:p text:style-name="P1">até o segundo) de outros documentos da coleção. O novo</text:p>
      <text:p text:style-name="P1">A coleção possui apenas 21.578 documentos e, portanto, é chamada de</text:p>
      <text:p text:style-name="P1">Coleção Reuters-21578. Este README descreve a versão 1.0 deste</text:p>
      <text:p text:style-name="P1">nova coleção, à qual nos referimos como "Reuters-21578, Distribution</text:p>
      <text:p text:style-name="P1">1.0 ".</text:p>
      <text:p text:style-name="P3"/>
      <text:p text:style-name="P1">Ao preparar a coleção e a documentação, nos beneficiamos de</text:p>
      <text:p text:style-name="P1">discussões com Eric Brown, William Cohen, Fred Damerau, Yoram</text:p>
      <text:p text:style-name="P1">Cantor, Amit Singhal e Yiming Yang, entre muitos outros.</text:p>
      <text:p text:style-name="P3"/>
      <text:p text:style-name="P1">Agradecemos a todas as pessoas e organizações listadas acima por suas</text:p>
      <text:p text:style-name="P1">esforços e apoio, sem os quais essa coleção não existiria.</text:p>
      <text:p text:style-name="P3"/>
      <text:p text:style-name="P1">Várias outras mudanças também foram feitas na passagem do Reuters-22173</text:p>
      <text:p text:style-name="P1">para Reuters-21578:</text:p>
      <text:p text:style-name="P3"/>
      <text:p text:style-name="P2"><text:s text:c="3"/><text:span text:style-name="T1">1. Os documentos foram marcados com tags SGML e um correspondente</text:span></text:p>
      <text:p text:style-name="P1">O SGML DTD foi produzido, de modo que os limites de seções importantes</text:p>
      <text:p text:style-name="P1">documentos (por exemplo, campos de categoria) são inequívocos.</text:p>
      <text:p text:style-name="P2"><text:s text:c="3"/><text:span text:style-name="T1">2. O conjunto de categorias que são legais para cada uma das cinco</text:span></text:p>
      <text:p text:style-name="P1">campos de vocabulário controlado foram especificados. Todos os nomes de categorias não</text:p>
      <text:p text:style-name="P1">legais para um campo foram corrigidos para uma categoria legal, movidos para seus</text:p>
      <text:p text:style-name="P1">campo apropriado ou removido, conforme apropriado.</text:p>
      <text:p text:style-name="P2"><text:s text:c="3"/><text:span text:style-name="T1">3. Os documentos receberam novos números de identificação, em ordem cronológica, e</text:span></text:p>
      <text:p text:style-name="P1">são coletados 1000 em um arquivo em ordem por ID (e, portanto, em ordem</text:p>
      <text:p text:style-name="P1">cronologicamente). </text:p>
      <text:p text:style-name="P3"/>
      <text:p text:style-name="P3"/>
      <text:p text:style-name="P1">V. O que é uma coleção de testes de categorização de texto e quem se importa? </text:p>
      <text:p text:style-name="P3"/>
      <text:p text:style-name="P2"><text:s text:c="3"/><text:span text:style-name="T1">* Categorização de texto * é a tarefa de decidir se um pedaço de</text:span></text:p>
      <text:p text:style-name="P1">o texto pertence a qualquer um de um conjunto de categorias pré-especificadas. É um</text:p>
      <text:p text:style-name="P1">tarefa de processamento de texto genérico útil na indexação de documentos para posterior</text:p>
      <text:p text:style-name="P1">recuperação, como estágio em sistemas de processamento de linguagem natural, para</text:p>
      <text:p text:style-name="P1">análise de conteúdo e em muitos outros papéis [LEWIS94d].</text:p>
      <text:p text:style-name="P3"/>
      <text:p text:style-name="P2"><text:s text:c="3"/><text:span text:style-name="T1">O uso de coleções de teste padrão e amplamente distribuídas tem sido um</text:span></text:p>
      <text:p text:style-name="P1">ajuda considerável no desenvolvimento de algoritmos para a tarefa relacionada</text:p>
      <text:p text:style-name="P1">de * recuperação de texto * (encontrar documentos que satisfazem um determinado</text:p>
      <text:p text:style-name="P1">necessidade de informações do usuário, geralmente expressa em uma solicitação textual).</text:p>
      <text:p text:style-name="P1">As coleções de testes de recuperação de texto permitiram a comparação de</text:p>
      <text:p text:style-name="P1">algoritmos desenvolvidos por uma variedade de pesquisadores em todo o mundo.</text:p>
      <text:p text:style-name="P1">(Para mais informações sobre coleções de testes de recuperação de texto, consulte SPARCKJONES76.)</text:p>
      <text:p text:style-name="P3"/>
      <text:p text:style-name="P2"><text:s text:c="3"/><text:span text:style-name="T1">Faltam, no entanto, coleções de teste padrão para texto</text:span></text:p>
      <text:p text:style-name="P1">categorização. Poucos conjuntos de dados foram usados ​​por mais de um</text:p>
      <text:p text:style-name="P1"><text:soft-page-break/>pesquisador, dificultando a comparação dos resultados. O teste Reuters-22173</text:p>
      <text:p text:style-name="P1">coleção tem sido usada em vários estudos publicados desde que foi</text:p>
      <text:p text:style-name="P1">disponibilizados, e acreditamos que a coleção Reuters-21578 será</text:p>
      <text:p text:style-name="P1">ser ainda mais valioso.</text:p>
      <text:p text:style-name="P3"/>
      <text:p text:style-name="P2"><text:s text:c="3"/><text:span text:style-name="T1">A coleção também pode ser do interesse de pesquisadores em máquinas</text:span></text:p>
      <text:p text:style-name="P1">aprendizagem, pois fornece uma tarefa de classificação com desafios</text:p>
      <text:p text:style-name="P1">propriedades. Existem várias categorias, as categorias são</text:p>
      <text:p text:style-name="P1">sobrepostos e não exaustivos, e existem relações entre os</text:p>
      <text:p text:style-name="P1">categorias. Existem possibilidades interessantes para o uso do domínio</text:p>
      <text:p text:style-name="P1">conhecimento. Existem muitos conjuntos de recursos possíveis que podem ser extraídos</text:p>
      <text:p text:style-name="P1">do texto, e as matrizes de recurso / exemplo mais plausíveis são grandes</text:p>
      <text:p text:style-name="P1">e escasso. Existe ainda alguma estrutura temporal nos dados</text:p>
      <text:p text:style-name="P1">[LEWIS94b], apesar de problemas com a indexação e a desigualdade</text:p>
      <text:p text:style-name="P1">A distribuição de histórias no período coberto pode fazer com que</text:p>
      <text:p text:style-name="P1">coleção pobre para explorar questões temporais.</text:p>
      <text:p text:style-name="P3"/>
      <text:p text:style-name="P3"/>
      <text:p text:style-name="P1">VI Formatação</text:p>
      <text:p text:style-name="P3"/>
      <text:p text:style-name="P2"><text:s text:c="5"/><text:span text:style-name="T1">A coleção Reuters-21578 é distribuída em 22 arquivos. Cada um</text:span></text:p>
      <text:p text:style-name="P1">os primeiros 21 arquivos (reut2-000.sgm a reut2-020.sgm) contêm 1000</text:p>
      <text:p text:style-name="P1">documentos, enquanto o último (reut2-021.sgm) contém 578 documentos. <text:s/></text:p>
      <text:p text:style-name="P3"/>
      <text:p text:style-name="P2"><text:s text:c="5"/><text:span text:style-name="T1">Os arquivos estão no formato SGML. Em vez de entrar nos detalhes</text:span></text:p>
      <text:p text:style-name="P1">da linguagem SGML, descrevemos aqui de maneira informal como o SGML</text:p>
      <text:p text:style-name="P1">As tags são usadas para dividir cada arquivo e cada documento em seções.</text:p>
      <text:p text:style-name="P1">Os leitores interessados ​​em mais detalhes sobre SGML são incentivados a buscar</text:p>
      <text:p text:style-name="P1">um dos muitos livros e páginas da web sobre o assunto.</text:p>
      <text:p text:style-name="P3"/>
      <text:p text:style-name="P2"><text:s text:c="5"/><text:span text:style-name="T1">Cada um dos 22 arquivos começa com uma linha de declaração do tipo de documento:</text:span></text:p>
      <text:p text:style-name="P2"><text:s text:c="15"/><text:span text:style-name="T1">&lt;! DOCTYPE lewis SYSTEM "lewis.dtd"&gt;</text:span></text:p>
      <text:p text:style-name="P3"/>
      <text:p text:style-name="P1">O arquivo DTD lewis.dtd está incluído na distribuição. Seguindo o</text:p>
      <text:p text:style-name="P1">linha de declaração do tipo de documento são artigos individuais da Reuters marcados</text:p>
      <text:p text:style-name="P1">com tags SGML, conforme descrito abaixo.</text:p>
      <text:p text:style-name="P3"/>
      <text:p text:style-name="P3"/>
      <text:p text:style-name="P2"><text:s text:c="3"/><text:span text:style-name="T1">ATRAVÉS DA. A tag REUTERS:</text:span></text:p>
      <text:p text:style-name="P3"/>
      <text:p text:style-name="P2"><text:s text:c="4"/><text:span text:style-name="T1">Cada artigo começa com uma "tag aberta" do formulário</text:span></text:p>
      <text:p text:style-name="P3"/>
      <text:p text:style-name="P2"><text:s text:c="4"/><text:span text:style-name="T1">&lt;TÓPICOS DE REUTERS = ?? LEWISSPLIT = ?? CGISPLIT = ?? OLDID = ?? NEWID = ??&gt;</text:span></text:p>
      <text:p text:style-name="P3"/>
      <text:p text:style-name="P1">onde o ?? são preenchidos de maneira apropriada. Cada artigo termina</text:p>
      <text:p text:style-name="P1">com uma "marca de fechamento" do formulário:</text:p>
      <text:p text:style-name="P3"/>
      <text:p text:style-name="P2"><text:s text:c="5"/><text:span text:style-name="T1">&lt;/REUTERS&gt;</text:span></text:p>
      <text:p text:style-name="P3"/>
      <text:p text:style-name="P1">Em todos os casos, as tags &lt;REUTERS&gt; e &lt;/REUTERS&gt; são os únicos itens</text:p>
      <text:p text:style-name="P1">na linha deles. <text:s/></text:p>
      <text:p text:style-name="P3"/>
      <text:p text:style-name="P2"><text:s text:c="5"/><text:span text:style-name="T1">Cada tag REUTERS contém especificações explícitas dos valores</text:span></text:p>
      <text:p text:style-name="P1">de cinco atributos, TOPICS, LEWISSPLIT, CGISPLIT, OLDID e NEWID.</text:p>
      <text:p text:style-name="P1">Esses atributos têm como objetivo identificar documentos e grupos de </text:p>
      <text:p text:style-name="P1">documentos e têm os seguintes significados: </text:p>
      <text:p text:style-name="P3"/>
      <text:p text:style-name="P2"><text:s text:c="5"/><text:span text:style-name="T1">1. TÓPICOS: Os valores possíveis são SIM, NÃO e BYPASS:</text:span></text:p>
      <text:p text:style-name="P2"><text:s text:c="8"/><text:span text:style-name="T1">uma. SIM indica que * nos dados originais * havia pelo menos</text:span></text:p>
      <text:p text:style-name="P1">pelo menos uma entrada nos campos TÓPICOS.</text:p>
      <text:p text:style-name="P2"><text:soft-page-break/><text:s text:c="8"/><text:span text:style-name="T1">b. NÃO indica que * nos dados originais * a história não teve</text:span></text:p>
      <text:p text:style-name="P1">entradas no campo TÓPICOS.</text:p>
      <text:p text:style-name="P2"><text:s text:c="8"/><text:span text:style-name="T1">c. BYPASS indica que * nos dados originais * a história foi</text:span></text:p>
      <text:p text:style-name="P1">marcado com a string "ignorar" (ou uma variante tipográfica nesse</text:p>
      <text:p text:style-name="P1">corda).</text:p>
      <text:p text:style-name="P2"><text:s text:c="5"/><text:span text:style-name="T1">Infelizmente, esse atributo mal nomeado é objeto de muitas</text:span></text:p>
      <text:p text:style-name="P1">confusão. Destina-se a indicar se o documento teve ou não</text:p>
      <text:p text:style-name="P1">Categorias de TÓPICOS * no conjunto de dados bruto Reuters-22173 *. O uso exclusivo de</text:p>
      <text:p text:style-name="P1">esse atributo é definir divisões do conjunto de treinamento semelhantes às</text:p>
      <text:p text:style-name="P1">usado em pesquisas anteriores. (Consulte a seção Divisões do conjunto de treinamento.)</text:p>
      <text:p text:style-name="P1">O atributo TOPICS ** NÃO ** indica algo sobre se ou não</text:p>
      <text:p text:style-name="P1">O documento Reuters-21578 não possui categorias de TÓPICOS. (Versão</text:p>
      <text:p text:style-name="P1">1.0 deste documento estava errado neste ponto.) Isso pode ser</text:p>
      <text:p text:style-name="P1">determinado olhando o campo TOPICS. Uma história com</text:p>
      <text:p text:style-name="P1">TOPICS = "YES" não pode ter categorias de TOPICS e uma história com</text:p>
      <text:p text:style-name="P1">TOPICS = "NO" pode ter categorias de TOPICS.</text:p>
      <text:p text:style-name="P2"><text:s text:c="5"/><text:span text:style-name="T1">Agora, uma suposição razoável (embora não certa) é que, para todos</text:span></text:p>
      <text:p text:style-name="P1">TÓPICOS = "SIM" indica que o indexador pelo menos pensou se o</text:p>
      <text:p text:style-name="P1">a história pertencia a uma categoria TOPICS válida. Assim, os TÓPICOS = "SIM"</text:p>
      <text:p text:style-name="P1">histórias sem tópicos podem ser razoavelmente consideradas exemplos negativos</text:p>
      <text:p text:style-name="P1">para todas as 135 categorias válidas de TOPICS.</text:p>
      <text:p text:style-name="P2"><text:s text:c="5"/><text:span text:style-name="T1">TÓPICOS = "NÃO" histórias são mais problemáticas em sua interpretação.</text:span></text:p>
      <text:p text:style-name="P1">Presumivelmente, alguns deles resultam porque o indexador fez uma explícita</text:p>
      <text:p text:style-name="P1">decisão de não pertencer a nenhum dos 135 TÓPICOS válidos</text:p>
      <text:p text:style-name="P1">categorias. No entanto, existem muitos casos em que fica claro que um</text:p>
      <text:p text:style-name="P1">A história deve pertencer a uma ou mais categorias de TÓPICOS, mas para alguns</text:p>
      <text:p text:style-name="P1">razão pela qual a categoria não foi atribuída. Parece haver um certo tempo</text:p>
      <text:p text:style-name="P1">intervalos em que um grande número de histórias está concentrado,</text:p>
      <text:p text:style-name="P1">sugerindo que algumas partes do conjunto de dados simplesmente não foram indexadas ou</text:p>
      <text:p text:style-name="P1">não indexado para algumas categorias ou conjuntos de categorias. Além disso, em alguns</text:p>
      <text:p text:style-name="P1">casos, o indexador claramente pretendia atribuir categorias de TOPICS, mas</text:p>
      <text:p text:style-name="P1">eles no campo errado. Esses casos foram corrigidos no</text:p>
      <text:p text:style-name="P1">Dados Reuters-21578, gerando histórias que possuem categorias TOPICS, mas</text:p>
      <text:p text:style-name="P1">em que TOPICS = "NO", porque a categoria não foi atribuída no</text:p>
      <text:p text:style-name="P1">versão bruta dos dados.</text:p>
      <text:p text:style-name="P2"><text:s text:c="5"/><text:span text:style-name="T1">As histórias de "ignorar" claramente não foram indexadas e, portanto, são úteis apenas</text:span></text:p>
      <text:p text:style-name="P1">para obter informações distributivas gerais sobre o idioma usado no</text:p>
      <text:p text:style-name="P1">documentos.</text:p>
      <text:p text:style-name="P3"/>
      <text:p text:style-name="P2"><text:s text:c="5"/><text:span text:style-name="T1">2. LEWISSPLIT: Os valores possíveis são TRAINING, TEST e</text:span></text:p>
      <text:p text:style-name="P1">NÃO USADO. TREINAMENTO indica que foi usado no conjunto de treinamento no</text:p>
      <text:p text:style-name="P1">experiências relatadas em LEWIS91d (capítulos 9 e 10), LEWIS92b,</text:p>
      <text:p text:style-name="P1">LEWIS92e e LEWIS94b. TEST indica que foi usado no conjunto de testes</text:p>
      <text:p text:style-name="P1">para essas experiências, e NÃO USADO significa que não foi usado naquelas</text:p>
      <text:p text:style-name="P1">experimentos.</text:p>
      <text:p text:style-name="P3"/>
      <text:p text:style-name="P2"><text:s text:c="5"/><text:span text:style-name="T1">3. CGISPLIT: Os valores possíveis são SET DE TREINAMENTO e</text:span></text:p>
      <text:p text:style-name="P1">PUBLISHED-TESTSET indicando se o documento estava no treinamento</text:p>
      <text:p text:style-name="P1">ou o conjunto de testes para as experiências relatadas em HAYES89 e</text:p>
      <text:p text:style-name="P1">HAYES90b.</text:p>
      <text:p text:style-name="P3"/>
      <text:p text:style-name="P2"><text:s text:c="5"/><text:span text:style-name="T1">4. OLDID: O número de identificação (ID) que a história tinha no</text:span></text:p>
      <text:p text:style-name="P1">Coleção Reuters-22173.</text:p>
      <text:p text:style-name="P3"/>
      <text:p text:style-name="P2"><text:s text:c="5"/><text:span text:style-name="T1">5. NEWID: O número de identificação (ID) que a história possui no</text:span></text:p>
      <text:p text:style-name="P1">Reuters-21578, coleção Distribution 1.0. Esses IDs são atribuídos a</text:p>
      <text:p text:style-name="P1">as histórias em ordem cronológica.</text:p>
      <text:p text:style-name="P3"/>
      <text:p text:style-name="P1">Além disso, algumas tags REUTERS têm um sexto atributo, CSECS, que</text:p>
      <text:p text:style-name="P1"><text:soft-page-break/>pode ser ignorado. <text:s/></text:p>
      <text:p text:style-name="P3"/>
      <text:p text:style-name="P1">O uso desses atributos é fundamental para permitir comparabilidade</text:p>
      <text:p text:style-name="P1">entre diferentes estudos com a coleção, e é discutido</text:p>
      <text:p text:style-name="P1">mais adiante na Seção VIII.</text:p>
      <text:p text:style-name="P3"/>
      <text:p text:style-name="P3"/>
      <text:p text:style-name="P2"><text:s text:c="2"/><text:span text:style-name="T1">VI.B. Tags internas do documento</text:span></text:p>
      <text:p text:style-name="P3"/>
      <text:p text:style-name="P2"><text:s text:c="5"/><text:span text:style-name="T1">Assim como as tags &lt;REUTERS&gt; e &lt;/REUTERS&gt; servem para delimitar</text:span></text:p>
      <text:p text:style-name="P1">documentos em um arquivo, outras tags são usadas para delimitar elementos</text:p>
      <text:p text:style-name="P1">dentro de um documento. Nós os discutimos na ordem em que eles</text:p>
      <text:p text:style-name="P1">normalmente aparecem, embora a ordem exata não deva ser considerada em</text:p>
      <text:p text:style-name="P1">em processamento. Em alguns casos, tags adicionais ocorrem dentro de um elemento</text:p>
      <text:p text:style-name="P1">delimitado por essas tags internas de documento de nível superior. Esses são</text:p>
      <text:p text:style-name="P1">discutido nesta seção também.</text:p>
      <text:p text:style-name="P3"/>
      <text:p text:style-name="P2"><text:s text:c="5"/><text:span text:style-name="T1">Especificamos abaixo se cada par de tags de abertura / fechamento é usado exatamente</text:span></text:p>
      <text:p text:style-name="P1">uma vez (UMA VEZ) por história, ou um número variável (VARIÁVEL) de vezes</text:p>
      <text:p text:style-name="P1">(possivelmente zero). Em muitos casos, a tag inicial de um par aparece apenas</text:p>
      <text:p text:style-name="P1">no início de uma linha, com a tag final correspondente sempre</text:p>
      <text:p text:style-name="P1">aparecendo no final da mesma linha. Quando este for o caso, nós</text:p>
      <text:p text:style-name="P1">indique-o com a anotação "SAMELINE" abaixo, como auxílio àqueles</text:p>
      <text:p text:style-name="P1">processando os arquivos sem ferramentas SGML. <text:s/></text:p>
      <text:p text:style-name="P3"/>
      <text:p text:style-name="P2"><text:s text:c="5"/><text:span text:style-name="T1">1. &lt;DATE&gt;, &lt;/DATE&gt; [UMA VEZ, SAMELINE]: encerra a data e a hora</text:span></text:p>
      <text:p text:style-name="P1">do documento, possivelmente seguido por algum material com ruído não datado.</text:p>
      <text:p text:style-name="P3"/>
      <text:p text:style-name="P2"><text:s text:c="5"/><text:span text:style-name="T1">2. &lt;MKNOTE&gt;, &lt;/MKNOTE&gt; [VARIÁVEL]: notas em determinada mão</text:span></text:p>
      <text:p text:style-name="P1">correções que foram feitas no corpus original da Reuters por Steve</text:p>
      <text:p text:style-name="P1">Finch.</text:p>
      <text:p text:style-name="P3"/>
      <text:p text:style-name="P2"><text:s text:c="5"/><text:span text:style-name="T1">3. &lt;TOPICS&gt;, &lt;/TOPICS&gt; [UMA VEZ, SAMELINE]: Inclui a lista de</text:span></text:p>
      <text:p text:style-name="P1">Categorias de TÓPICOS, se houver, para o documento. Se as categorias TOPICS forem</text:p>
      <text:p text:style-name="P1">presente, cada um será delimitado pelas tags &lt;D&gt; e &lt;/D&gt;.</text:p>
      <text:p text:style-name="P2"><text:s text:c="5"/></text:p>
      <text:p text:style-name="P2"><text:s text:c="5"/><text:span text:style-name="T1">4. &lt;PLACES&gt;, &lt;/PLACES&gt; [UMA VEZ, SAMELINE]: O mesmo que &lt;TOPICS&gt;</text:span></text:p>
      <text:p text:style-name="P1">mas para as categorias PLACES.</text:p>
      <text:p text:style-name="P3"/>
      <text:p text:style-name="P2"><text:s text:c="5"/><text:span text:style-name="T1">5. &lt;PEOPLE&gt;, &lt;/PEOPLE&gt; [UMA VEZ, SAMELINE]: O mesmo que &lt;TOPICS&gt;</text:span></text:p>
      <text:p text:style-name="P1">mas para categorias de pessoas.</text:p>
      <text:p text:style-name="P3"/>
      <text:p text:style-name="P2"><text:s text:c="5"/><text:span text:style-name="T1">6. &lt;ORGS&gt;, &lt;/ORGS&gt; [UMA VEZ, SAMELINE]: O mesmo que &lt;TOPICS&gt;, mas</text:span></text:p>
      <text:p text:style-name="P1">para categorias ORGS.</text:p>
      <text:p text:style-name="P3"/>
      <text:p text:style-name="P2"><text:s text:c="5"/><text:span text:style-name="T1">7. &lt;EXCHANGES&gt;, &lt;/EXCHANGES&gt; [UMA VEZ, SAMELINE]: O mesmo que</text:span></text:p>
      <text:p text:style-name="P1">&lt;TOPICS&gt;, mas para categorias de TROCAS.</text:p>
      <text:p text:style-name="P3"/>
      <text:p text:style-name="P2"><text:s text:c="5"/><text:span text:style-name="T1">8. &lt;EMPRESAS&gt;, &lt;EMPRESAS&gt; [UMA VEZ, SAMELINE]: essas tags sempre</text:span></text:p>
      <text:p text:style-name="P1">aparecem adjacentes, uma vez que não existem categorias EMPRESAS</text:p>
      <text:p text:style-name="P1">atribuído na coleção.</text:p>
      <text:p text:style-name="P2"><text:s text:c="4"/></text:p>
      <text:p text:style-name="P2"><text:s text:c="5"/><text:span text:style-name="T1">9. &lt;UNKNOWN&gt;, &lt;/UNKNOWN&gt; [VARIABLE]: essas tags controlam o controle</text:span></text:p>
      <text:p text:style-name="P1">personagens e outro material barulhento e / ou um tanto misterioso no</text:p>
      <text:p text:style-name="P1">Histórias da Reuters.</text:p>
      <text:p text:style-name="P3"/>
      <text:p text:style-name="P2"><text:s text:c="5"/><text:span text:style-name="T1">10. &lt;TEXT&gt;, &lt;/TEXT&gt; [UMA VEZ]: Tentamos delimitar todos os</text:span></text:p>
      <text:p text:style-name="P1">material textual de cada história entre um par dessas tags. Alguns</text:p>
      <text:p text:style-name="P1">caracteres de controle e outros materiais "indesejados" também podem ser incluídos.</text:p>
      <text:p text:style-name="P1">A estrutura de espaço em branco do texto foi preservada. O &lt;TEXT&gt;</text:p>
      <text:p text:style-name="P1">tag tem o seguinte atributo:</text:p>
      <text:p text:style-name="P3"><text:soft-page-break/></text:p>
      <text:p text:style-name="P2"><text:s text:c="8"/><text:span text:style-name="T1">uma. TIPO: Este possui um dos três valores: NORM, BREVE e</text:span></text:p>
      <text:p text:style-name="P1">UNPROC. NORM é o valor padrão e indica que o texto do</text:p>
      <text:p text:style-name="P1">a história tinha uma estrutura normal. Nesse caso, a tag TEXT aparece simplesmente</text:p>
      <text:p text:style-name="P1">como &lt;TEXT&gt;. A tag aparece como &lt;TEXT TYPE = "BREVE"&gt; quando a história é uma</text:p>
      <text:p text:style-name="P1">nota curta de uma ou duas linhas. As tags aparecem como &lt;TEXT TYPE = "UNPROC"&gt;</text:p>
      <text:p text:style-name="P1">quando o formato da história é incomum de alguma forma que limitou</text:p>
      <text:p text:style-name="P1">nossa capacidade de estruturá-lo ainda mais.</text:p>
      <text:p text:style-name="P3"/>
      <text:p text:style-name="P1">As seguintes tags delimitam opcionalmente elementos dentro do TEXT</text:p>
      <text:p text:style-name="P1">elemento. Nem todas as histórias terão essas tags:</text:p>
      <text:p text:style-name="P3"/>
      <text:p text:style-name="P2"><text:s text:c="8"/><text:span text:style-name="T1">uma. &lt;AUTHOR&gt;, &lt;/AUTHOR&gt;: autor da história.</text:span></text:p>
      <text:p text:style-name="P2"><text:s text:c="8"/><text:span text:style-name="T1">b. &lt;DATELINE&gt;, &lt;/DATELINE&gt;: localize a história</text:span></text:p>
      <text:p text:style-name="P1">originou de e dia do ano. </text:p>
      <text:p text:style-name="P2"><text:s text:c="8"/><text:span text:style-name="T1">c. &lt;TITLE&gt;, &lt;/TITLE&gt;: título da história. Nós tentamos</text:span></text:p>
      <text:p text:style-name="P1">para capturar o texto das histórias com TYPE = "BREVE" dentro de um &lt;TITLE&gt;</text:p>
      <text:p text:style-name="P1">elemento.</text:p>
      <text:p text:style-name="P2"><text:s text:c="8"/><text:span text:style-name="T1">d. &lt;BODY&gt;, &lt;/BODY&gt;: o texto principal da história.</text:span></text:p>
      <text:p text:style-name="P3"/>
      <text:p text:style-name="P3"/>
      <text:p text:style-name="P1">VII Categorias</text:p>
      <text:p text:style-name="P3"/>
      <text:p text:style-name="P2"><text:s text:c="3"/><text:span text:style-name="T1">Uma coleção de testes para categorização de texto contém, no mínimo, uma</text:span></text:p>
      <text:p text:style-name="P1">conjunto de textos e, para cada texto, uma especificação de quais categorias</text:p>
      <text:p text:style-name="P1">esse texto pertence. Para a coleção Reuters-21578, os documentos</text:p>
      <text:p text:style-name="P1">são reportagens da Reuters e as categorias são cinco diferentes</text:p>
      <text:p text:style-name="P1">conjuntos de categorias relacionadas ao conteúdo. Para cada documento, um ser humano</text:p>
      <text:p text:style-name="P1">indexador decidiu quais categorias a partir de quais conjuntos esse documento</text:p>
      <text:p text:style-name="P1">pertencia a. Os conjuntos de categorias são os seguintes:</text:p>
      <text:p text:style-name="P3"/>
      <text:p text:style-name="P2"><text:s text:c="14"/><text:span text:style-name="T1">Número de número de categorias Número de categorias </text:span></text:p>
      <text:p text:style-name="P1">Categorias do conjunto de categorias com mais de 1 ocorrência com mais de 20 ocorrências <text:s/></text:p>
      <text:p text:style-name="P1">************ ********** ******************** ******** ************ </text:p>
      <text:p text:style-name="P1">TROCAS 39 32 7</text:p>
      <text:p text:style-name="P1">ORGS 56 32 9</text:p>
      <text:p text:style-name="P1">PESSOAS 267 114 15</text:p>
      <text:p text:style-name="P1">LOCAIS 175 147 60</text:p>
      <text:p text:style-name="P1">TÓPICOS 135 120 57</text:p>
      <text:p text:style-name="P3"/>
      <text:p text:style-name="P3"/>
      <text:p text:style-name="P1">As categorias TOPICS são categorias de assuntos econômicos. Exemplos</text:p>
      <text:p text:style-name="P1">incluem "coco", "ouro", "estoques" e "suprimento de dinheiro". este</text:p>
      <text:p text:style-name="P1">conjunto de categorias é o que tem sido usado em quase todos os</text:p>
      <text:p text:style-name="P1">pesquisa com os dados da Reuters. HAYES90b discute alguns exemplos de</text:p>
      <text:p text:style-name="P1">as políticas (nem sempre óbvias) usadas pelos indexadores humanos em</text:p>
      <text:p text:style-name="P1">decidir se um documento pertence a uma categoria TOPIC específica.</text:p>
      <text:p text:style-name="P3"/>
      <text:p text:style-name="P1">As categorias TROCAS, ORGS, PESSOAS e LUGARES correspondem às denominações</text:p>
      <text:p text:style-name="P1">entidades do tipo especificado. Exemplos incluem "nasdaq"</text:p>
      <text:p text:style-name="P1">(TROCAS), "gatt" (ORGS), "perez-de-cuellar" (PESSOAS) e</text:p>
      <text:p text:style-name="P1">"austrália" (LOCAIS). Normalmente, um documento atribuído a uma categoria de</text:p>
      <text:p text:style-name="P1">um desses conjuntos inclui explicitamente alguma forma do nome da categoria</text:p>
      <text:p text:style-name="P1">no texto do documento. (Algo que geralmente não é verdadeiro para</text:p>
      <text:p text:style-name="P1">TOPICS.) No entanto, nem todos os documentos que contêm um nome</text:p>
      <text:p text:style-name="P1">A entidade correspondente ao nome da categoria é atribuída a esses</text:p>
      <text:p text:style-name="P1">categoria, uma vez que era necessário que a entidade fosse foco das notícias</text:p>
      <text:p text:style-name="P1">história [HAYES90b]. Portanto, essas categorias de nome próprio não são tão simples</text:p>
      <text:p text:style-name="P1">para atribuir corretamente como se poderia pensar.</text:p>
      <text:p text:style-name="P3"/>
      <text:p text:style-name="P1"><text:soft-page-break/>Reuters-21578, Distribuição 1.0 inclui cinco arquivos</text:p>
      <text:p text:style-name="P1">(all-exchange-strings.lc.txt, all-orgs-strings.lc.txt,</text:p>
      <text:p text:style-name="P1">all-people-strings.lc.txt, all-places-strings.lc.txt e</text:p>
      <text:p text:style-name="P1">all-topics-strings.lc.txt), que lista os nomes de * all * legal</text:p>
      <text:p text:style-name="P1">categorias em cada conjunto. Um sexto arquivo, cat-descriptions_120396.txt</text:p>
      <text:p text:style-name="P1">fornece algumas informações adicionais sobre os conjuntos de categorias.</text:p>
      <text:p text:style-name="P3"/>
      <text:p text:style-name="P1">Observe que um sexto campo de categoria, EMPRESAS, estava presente no</text:p>
      <text:p text:style-name="P1">materiais originais da Reuters distribuídos pelo Carnegie Group, mas nenhum</text:p>
      <text:p text:style-name="P1">as informações da empresa foram realmente incluídas nesses campos. No</text:p>
      <text:p text:style-name="P1">Coleta Reuters-21578 esse campo está sempre vazio.</text:p>
      <text:p text:style-name="P3"/>
      <text:p text:style-name="P1">Na tabela acima, observamos quantas categorias aparecem em pelo menos 1 dos</text:p>
      <text:p text:style-name="P1">os 21.578 documentos da coleção e quantos aparecem pelo menos</text:p>
      <text:p text:style-name="P1">20 dos documentos. Muitas categorias aparecem em nenhum documento, mas nós</text:p>
      <text:p text:style-name="P1">incentivar os pesquisadores a incluírem essas categorias na avaliação da</text:p>
      <text:p text:style-name="P1">eficácia do seu sistema de categorização. </text:p>
      <text:p text:style-name="P3"/>
      <text:p text:style-name="P1">Detalhes adicionais dos documentos, categorias e corpus</text:p>
      <text:p text:style-name="P1">processo de preparação aparece em LEWIS92b, e com maior</text:p>
      <text:p text:style-name="P1">Seção 8.1 do LEWIS91d.</text:p>
      <text:p text:style-name="P3"/>
      <text:p text:style-name="P1">VIII Usando Reuters-21578 para pesquisa de categorização de texto</text:p>
      <text:p text:style-name="P3"/>
      <text:p text:style-name="P2"><text:s text:c="5"/><text:span text:style-name="T1">Ao testar um método para categorização de texto, é importante que</text:span></text:p>
      <text:p text:style-name="P1">O conhecimento da natureza dos dados do teste não influencia indevidamente o</text:p>
      <text:p text:style-name="P1">desenvolvimento do sistema, ou o desempenho obtido será</text:p>
      <text:p text:style-name="P1">irrealisticamente alto. Uma maneira de lidar com isso é dividir um conjunto</text:p>
      <text:p text:style-name="P1">de dados em dois subconjuntos: um conjunto de treinamento e um conjunto de testes. A</text:p>
      <text:p text:style-name="P1">experimentador então desenvolve um sistema de categorização por</text:p>
      <text:p text:style-name="P1">treinamento somente no conjunto de treinamento e / ou pelo conhecimento humano</text:p>
      <text:p text:style-name="P1">engenharia baseada apenas no exame do conjunto de treinamento. o</text:p>
      <text:p text:style-name="P1">sistema de categorização é então testado no teste anteriormente não examinado</text:p>
      <text:p text:style-name="P1">conjunto. São possíveis várias variações sobre esse tema básico - consulte</text:p>
      <text:p text:style-name="P1">WEISS91 para uma boa discussão.</text:p>
      <text:p text:style-name="P3"/>
      <text:p text:style-name="P2"><text:s text:c="5"/><text:span text:style-name="T1">Os resultados de eficácia só podem ser comparados entre estudos que</text:span></text:p>
      <text:p text:style-name="P1">o mesmo conjunto de treinamento e teste (ou que usa validação cruzada</text:p>
      <text:p text:style-name="P1">procedimentos). Um problema com a coleção Reuters-22173 foi que</text:p>
      <text:p text:style-name="P1">a ambiguidade da formatação e anotação levou diferentes pesquisadores</text:p>
      <text:p text:style-name="P1">usar diferentes divisões de treinamento / teste. Isso foi particularmente</text:p>
      <text:p text:style-name="P1">problemático quando os pesquisadores tentaram remover documentos que "tinham</text:p>
      <text:p text:style-name="P1">no TOPICS ", pois havia várias definições do que isso significava.</text:p>
      <text:p text:style-name="P3"/>
      <text:p text:style-name="P2"><text:s text:c="5"/><text:span text:style-name="T1">Para eliminar essas ambiguidades da coleção Reuters-21578</text:span></text:p>
      <text:p text:style-name="P1">especificamos exatamente quais artigos estão em cada uma das recomendações</text:p>
      <text:p text:style-name="P1">conjuntos de treinamento e conjuntos de teste, especificando os valores desses artigos</text:p>
      <text:p text:style-name="P1">terá nos atributos TOPICS, LEWISSPLIT e CGISPLIT do</text:p>
      <text:p text:style-name="P1">REUTERS tags. É altamente recomendável que todos os estudos sobre a Reuters-21578</text:p>
      <text:p text:style-name="P1">use uma das seguintes divisões de teste de treinamento (ou use várias</text:p>
      <text:p text:style-name="P1">divisões aleatórias, por exemplo, validação cruzada):</text:p>
      <text:p text:style-name="P3"/>
      <text:p text:style-name="P1">VIII.A. A divisão de Lewis modificada ("ModLewis"):</text:p>
      <text:p text:style-name="P3"/>
      <text:p text:style-name="P2"><text:s/><text:span text:style-name="T1">Conjunto de treinamento (13.625 documentos): LEWISSPLIT = "TREM"; TÓPICOS = "SIM" ou "NÃO"</text:span></text:p>
      <text:p text:style-name="P2"><text:s/><text:span text:style-name="T1">Conjunto de teste (6.188 documentos): LEWISSPLIT = "TEST"; TÓPICOS = "SIM" ou "NÃO"</text:span></text:p>
      <text:p text:style-name="P2"><text:s/><text:span text:style-name="T1">Não utilizado (1.765): LEWISSPLIT = "NÃO USADO" ou TÓPICOS = "BYPASS"</text:span></text:p>
      <text:p text:style-name="P3"/>
      <text:p text:style-name="P1">Isso substitui a divisão 14704/6746 (723 não utilizada) do Reuters-22173</text:p>
      <text:p text:style-name="P1"><text:soft-page-break/>coleção, usada em LEWIS91d (capítulos 9 e 10), LEWIS92b,</text:p>
      <text:p text:style-name="P1">LEWIS92c, LEWIS92e e LEWIS94b. Observe o seguinte:</text:p>
      <text:p text:style-name="P3"/>
      <text:p text:style-name="P2"><text:s text:c="6"/><text:span text:style-name="T1">1. Os documentos duplicados removidos na formação do Reuters-21578 são</text:span></text:p>
      <text:p text:style-name="P1">claro que não está presente. </text:p>
      <text:p text:style-name="P2"><text:s text:c="6"/><text:span text:style-name="T1">2. Os documentos com TOPICS = "BYPASS" não são utilizados, pois</text:span></text:p>
      <text:p text:style-name="P1">análise subsequente indica fortemente que eles não foram categorizados</text:p>
      <text:p text:style-name="P1">pelos indexadores. <text:s/></text:p>
      <text:p text:style-name="P2"><text:s text:c="6"/><text:span text:style-name="T1">3. Os 1.765 documentos não utilizados não devem ser testados e devem</text:span></text:p>
      <text:p text:style-name="P1">não deve ser usado para aprendizado supervisionado. No entanto, eles podem ser úteis como</text:p>
      <text:p text:style-name="P1">informações adicionais sobre a distribuição estatística de palavras,</text:p>
      <text:p text:style-name="P1">frases e outros recursos que podem ser usados ​​para prever categorias.</text:p>
      <text:p text:style-name="P3"/>
      <text:p text:style-name="P1">Essa divisão atribui documentos de 7 de abril de 1987 e antes ao</text:p>
      <text:p text:style-name="P1">conjunto de treinamento e documentos de 8 de abril de 1987 e após o teste</text:p>
      <text:p text:style-name="P1">conjunto.</text:p>
      <text:p text:style-name="P3"/>
      <text:p text:style-name="P1">AVISO: Dadas as muitas mudanças de passagem da Reuters-22173 para</text:p>
      <text:p text:style-name="P1">Reuters-21578, incluindo a correção de muitos erros tipográficos em</text:p>
      <text:p text:style-name="P1">rótulos de categoria, os resultados da divisão ModLewis não podem ser comparados</text:p>
      <text:p text:style-name="P1">com quaisquer resultados publicados na coleção Reuters-22173!</text:p>
      <text:p text:style-name="P3"/>
      <text:p text:style-name="P3"/>
      <text:p text:style-name="P1">VIII.B. A divisão do Apte modificado ("ModApte"):</text:p>
      <text:p text:style-name="P3"/>
      <text:p text:style-name="P2"><text:s/><text:span text:style-name="T1">Conjunto de treinamento (9.603 documentos): LEWISSPLIT = "TREM"; TÓPICOS = "SIM"</text:span></text:p>
      <text:p text:style-name="P2"><text:s/><text:span text:style-name="T1">Conjunto de teste (3.299 documentos): LEWISSPLIT = "TEST"; TÓPICOS = "SIM"</text:span></text:p>
      <text:p text:style-name="P2"><text:s/><text:span text:style-name="T1">Não utilizado (8.676 documentos): LEWISSPLIT = "NÃO USADO"; TÓPICOS = "SIM"</text:span></text:p>
      <text:p text:style-name="P2"><text:s text:c="21"/><text:span text:style-name="T1">ou TÓPICOS = "NÃO" </text:span></text:p>
      <text:p text:style-name="P2"><text:s text:c="21"/><text:span text:style-name="T1">ou TOPICS = "BYPASS"</text:span></text:p>
      <text:p text:style-name="P3"/>
      <text:p text:style-name="P1">Isso substitui a divisão 10645/3672 (7.856 não usada) do</text:p>
      <text:p text:style-name="P1">Coleção Reuters-22173. Esta é a nossa melhor aproximação ao</text:p>
      <text:p text:style-name="P1">divisões de treinamento e teste usadas no APTE94 e APTE94b. Note o</text:p>
      <text:p text:style-name="P1">Segue:</text:p>
      <text:p text:style-name="P3"/>
      <text:p text:style-name="P2"><text:s text:c="6"/><text:span text:style-name="T1">1. Como no ModLewis, os documentos removidos na formação</text:span></text:p>
      <text:p text:style-name="P1">O Reuters-21578 não está presente e os documentos BYPASS não são usados. <text:s/></text:p>
      <text:p text:style-name="P2"><text:s text:c="6"/><text:span text:style-name="T1">2. A intenção no APTE94 e APTE94b era usar a divisão de Lewis,</text:span></text:p>
      <text:p text:style-name="P1">mas restrinja-o a documentos com pelo menos uma categoria de TOPICS.</text:p>
      <text:p text:style-name="P1">No entanto, mas não ficou claro exatamente o que Apte et al quiseram dizer.</text:p>
      <text:p text:style-name="P1">pelo menos uma categoria de TÓPICOS (por exemplo, como o "desvio" foi tratado, se</text:p>
      <text:p text:style-name="P1">isso foi antes ou depois de qualquer correção de erros tipográficos etc.). Nós</text:p>
      <text:p text:style-name="P1">codificamos nossa interpretação no atributo TOPICS. ***Nota</text:p>
      <text:p text:style-name="P1">que, conforme discutido acima, algumas histórias de TOPICS = "YES" não têm TOPICS</text:p>
      <text:p text:style-name="P1">categorias e algumas histórias de TOPICS = "NO" possuem TOPICS</text:p>
      <text:p text:style-name="P1">categorias. Esses fatos são irrelevantes para a definição do</text:p>
      <text:p text:style-name="P1">***. Se você estiver usando um algoritmo de aprendizado que requer que cada</text:p>
      <text:p text:style-name="P1">documento de treinamento para ter pelo menos a categoria TOPICS, você pode filtrar</text:p>
      <text:p text:style-name="P1">os documentos de treinamento sem categorias de TÓPICOS. Por favor, NÃO tela</text:p>
      <text:p text:style-name="P1">qualquer um dos 3.299 documentos - que fará com que seus resultados</text:p>
      <text:p text:style-name="P1">incomparável com outros estudos.</text:p>
      <text:p text:style-name="P3"/>
      <text:p text:style-name="P2"><text:s text:c="6"/><text:span text:style-name="T1">3. Como no ModLewis, pode ser desejável usar o 8.676 Unused</text:span></text:p>
      <text:p text:style-name="P1">documentos para coletar informações estatísticas sobre o recurso</text:p>
      <text:p text:style-name="P1">distribuição.</text:p>
      <text:p text:style-name="P3"/>
      <text:p text:style-name="P1">Como no ModLewis, essa divisão atribui documentos de 7 de abril de 1987 e</text:p>
      <text:p text:style-name="P1">antes do conjunto de treinamento e documentos de 8 de abril de 1987 e depois</text:p>
      <text:p text:style-name="P1"><text:soft-page-break/>para o conjunto de teste. A diferença é que apenas documentos com pelo menos</text:p>
      <text:p text:style-name="P1">uma categoria de TÓPICOS é usada. A justificativa para essa restrição é</text:p>
      <text:p text:style-name="P1">enquanto alguns documentos não possuem categorias de TOPICS porque nenhum TOPICS</text:p>
      <text:p text:style-name="P1">aplicar (ou seja, o documento é um verdadeiro exemplo negativo para todos os TÓPICOS</text:p>
      <text:p text:style-name="P1">categorias), parece que outros simplesmente nunca foram designados</text:p>
      <text:p text:style-name="P1">categorias pelos indexadores. (Infelizmente, a quantidade de tempo que</text:p>
      <text:p text:style-name="P1">passou desde que a coleção foi criada tornou difícil</text:p>
      <text:p text:style-name="P1">estabelecer exatamente o que ocorreu durante a indexação.)</text:p>
      <text:p text:style-name="P3"/>
      <text:p text:style-name="P1">AVISO: Dadas as muitas mudanças de passagem da Reuters-22173 para</text:p>
      <text:p text:style-name="P1">Reuters-21578, incluindo a correção de muitos erros tipográficos em</text:p>
      <text:p text:style-name="P1">rótulos de categoria, os resultados da divisão ModApte não podem ser comparados</text:p>
      <text:p text:style-name="P1">com quaisquer resultados publicados na coleção Reuters-22173!</text:p>
      <text:p text:style-name="P3"/>
      <text:p text:style-name="P3"/>
      <text:p text:style-name="P1">VIII.C. A divisão Hayes modificada ("ModHayes"):</text:p>
      <text:p text:style-name="P2"><text:s/><text:span text:style-name="T1">Conjunto de treinamento (20856 documentos): CGISPLIT = "TRAINING-SET"</text:span></text:p>
      <text:p text:style-name="P2"><text:s/><text:span text:style-name="T1">Conjunto de teste (722 documentos): CGISPLIT = "PUBLISHED-TESTSET"</text:span></text:p>
      <text:p text:style-name="P2"><text:s/><text:span text:style-name="T1">Não utilizado (0 documentos)</text:span></text:p>
      <text:p text:style-name="P3"/>
      <text:p text:style-name="P1">Essa é a melhor aproximação que temos para as divisões de treinamento e teste</text:p>
      <text:p text:style-name="P1">usado em HAYES89, HAYES90b e capítulo 8 de LEWIS91d. Ele substitui o</text:p>
      <text:p text:style-name="P1">Divisão 21450/723 da coleção Reuters-22173. Observe o seguinte:</text:p>
      <text:p text:style-name="P3"/>
      <text:p text:style-name="P2"><text:s text:c="6"/><text:span text:style-name="T1">1. Como nas outras divisões, os documentos duplicados removidos no</text:span></text:p>
      <text:p text:style-name="P1">a formação do Reuters-21578 não está presente. </text:p>
      <text:p text:style-name="P3"/>
      <text:p text:style-name="P2"><text:s text:c="6"/><text:span text:style-name="T1">2. "Treinamento" no HAYES89 e HAYES90b foi realmente realizado por humanos</text:span></text:p>
      <text:p text:style-name="P1">seres que olham os documentos e escrevem regras de categorização. </text:p>
      <text:p text:style-name="P1">Não podemos ter certeza de quais arquivos de documento foram realmente visualizados</text:p>
      <text:p text:style-name="P1">às. <text:s/></text:p>
      <text:p text:style-name="P3"/>
      <text:p text:style-name="P2"><text:s text:c="6"/><text:span text:style-name="T1">3. Especificamos que as histórias BYPASS e as histórias TOPICS = NO</text:span></text:p>
      <text:p text:style-name="P1">fazem parte do conjunto de treinamento, pois foram utilizados durante o</text:p>
      <text:p text:style-name="P1">engenharia de conhecimento nos experimentos originais de Hayes. Isso não</text:p>
      <text:p text:style-name="P1">os pesquisadores médios são obrigados a contar essas histórias para, por exemplo, um</text:p>
      <text:p text:style-name="P1">algoritmo de aprendizado supervisionado. Conforme mencionado nas outras divisões, eles</text:p>
      <text:p text:style-name="P1">pode ser mais útil para obter informações distributivas sobre</text:p>
      <text:p text:style-name="P1">características.</text:p>
      <text:p text:style-name="P2"><text:s/></text:p>
      <text:p text:style-name="P1">Existem vários problemas com a divisão ModHayes que o tornam</text:p>
      <text:p text:style-name="P1">menos desejável para a pesquisa de categorização de texto, incluindo</text:p>
      <text:p text:style-name="P1">distribuição incomum de categorias, pares de documentos quase duplicados,</text:p>
      <text:p text:style-name="P1">e explosão cronológica. (Veja [LEWIS90b, cap. 8] para mais</text:p>
      <text:p text:style-name="P1">detalhes.)</text:p>
      <text:p text:style-name="P3"/>
      <text:p text:style-name="P1">Apesar desses problemas, essa divisão é interessante porque fornece</text:p>
      <text:p text:style-name="P1">a capacidade de comparar resultados com os do sistema CONSTRUE</text:p>
      <text:p text:style-name="P1">[HAYES89, HAYES90b]. Comparação de resultados na divisão ModHayes com</text:p>
      <text:p text:style-name="P1">resultados publicados anteriormente sobre a divisão original da Hayes em HAYES89</text:p>
      <text:p text:style-name="P1">e HAYES90b (e LEWIS90b, cap. 8) é possível, embora os seguintes</text:p>
      <text:p text:style-name="P1">pontos devem ser levados em consideração:</text:p>
      <text:p text:style-name="P3"/>
      <text:p text:style-name="P2"><text:s text:c="3"/><text:span text:style-name="T1">1. O conjunto de testes que fornecemos na divisão ModHayes tem um a menos</text:span></text:p>
      <text:p text:style-name="P1">documento diferente do usado por Hayes. O documento que foi removido</text:p>
      <text:p text:style-name="P1">(OLDID = "22026") era um duplicado de data e hora do documento com</text:p>
      <text:p text:style-name="P1">OLDID = "22027" e NEWID = "13234". Portanto, na eficácia da computação</text:p>
      <text:p text:style-name="P1">medidas para comparação com HAYES89 / 90b, o documento com</text:p>
      <text:p text:style-name="P1">NEWID = "13234" deve ser contado duas vezes.</text:p>
      <text:p text:style-name="P3"/>
      <text:p text:style-name="P2"><text:soft-page-break/><text:s text:c="3"/><text:span text:style-name="T1">2. Os documentos no conjunto de testes Hayes apresentaram relativamente poucos erros e</text:span></text:p>
      <text:p text:style-name="P1">anomalias na sua categorização. E os erros que encontramos</text:p>
      <text:p text:style-name="P1">e correto parecem improváveis ​​de ter afetado o Hayes original</text:p>
      <text:p text:style-name="P1">resultados. Em particular, parece que os únicos erros nos TÓPICOS</text:p>
      <text:p text:style-name="P1">campo foram a adição de algumas categorias inválidas que não eram</text:p>
      <text:p text:style-name="P1">avaliado em. No entanto, para completar, listamos as alterações no</text:p>
      <text:p text:style-name="P1">Documentos do conjunto de testes Hayes feitos entre Reuters-22173 e Reuters-21578</text:p>
      <text:p text:style-name="P1">(todos os documentos são referidos pelo seu NEWID):</text:p>
      <text:p text:style-name="P3"/>
      <text:p text:style-name="P2"><text:s text:c="3"/><text:span text:style-name="T1">Remoção de "empréstimo" TOPIC inválido: 13234, 16946, 17111, 17112, 17207,</text:span></text:p>
      <text:p text:style-name="P1">17217, 17228, 17234, 17271, 17310</text:p>
      <text:p text:style-name="P3"/>
      <text:p text:style-name="P2"><text:s text:c="3"/><text:span text:style-name="T1">Remoção de TOPIC "gbond" inválido: 17138, 17260</text:span></text:p>
      <text:p text:style-name="P3"/>
      <text:p text:style-name="P2"><text:s text:c="3"/><text:span text:style-name="T1">Remoção de TOPIC "tbill" inválido: 17258</text:span></text:p>
      <text:p text:style-name="P3"/>
      <text:p text:style-name="P2"><text:s text:c="3"/><text:span text:style-name="T1">Remoção de TOPIC "cbond" inválido: 17024</text:span></text:p>
      <text:p text:style-name="P3"/>
      <text:p text:style-name="P2"><text:s text:c="3"/><text:span text:style-name="T1">Remoção de TOPIC "fbond" inválido: 17087</text:span></text:p>
      <text:p text:style-name="P3"/>
      <text:p text:style-name="P2"><text:s text:c="3"/><text:span text:style-name="T1">Correção de mancera inválida de PEOPLE em mancera-aguayo: 17142,</text:span></text:p>
      <text:p text:style-name="P1">17149, 17154, 17177, 17187</text:p>
      <text:p text:style-name="P3"/>
      <text:p text:style-name="P2"><text:s text:c="3"/><text:span text:style-name="T1">Correção de PEOPLE andriesssen inválido para andriessen: 17366</text:span></text:p>
      <text:p text:style-name="P3"/>
      <text:p text:style-name="P2"><text:s text:c="3"/><text:span text:style-name="T1">Correção de LOCAL "marfim" e "costa" inválidos para corrigir</text:span></text:p>
      <text:p text:style-name="P1">LOCAL "Costa do Marfim": 18383</text:p>
      <text:p text:style-name="P3"/>
      <text:p text:style-name="P2"><text:s text:c="4"/><text:span text:style-name="T1">3. As medidas de eficácia utilizadas no HAYES89 e HAYES90b foram</text:span></text:p>
      <text:p text:style-name="P1">um pouco fora do padrão. Veja o cap. 8 da LEWIS91d para uma discussão.</text:p>
      <text:p text:style-name="P3"/>
      <text:p text:style-name="P3"/>
      <text:p text:style-name="P1">VIII.D. Outras divisões</text:p>
      <text:p text:style-name="P2"><text:s text:c="2"/></text:p>
      <text:p text:style-name="P2"><text:s text:c="5"/><text:span text:style-name="T1">Nós encorajamos fortemente os pesquisadores a usar um (ou mais) dos</text:span></text:p>
      <text:p text:style-name="P1">divisões acima para seus experimentos (ou use a validação cruzada em um dos</text:p>
      <text:p text:style-name="P1">os conjuntos de documentos definidos nas divisões acima). Recomendamos o</text:p>
      <text:p text:style-name="P1">Divisão de Apte Modificado ("ModApte") para pesquisas sobre previsão dos TÓPICOS</text:p>
      <text:p text:style-name="P1">campo, uma vez que a evidência é de que um número significativo de documentos</text:p>
      <text:p text:style-name="P1">que deve ter tópicos não. A divisão ModLewis pode ser usada se o</text:p>
      <text:p text:style-name="P1">O pesquisador tem uma forte necessidade de testar a capacidade de um sistema de lidar</text:p>
      <text:p text:style-name="P1">com exemplos pertencentes a nenhuma categoria. Embora seja provável que alguns</text:p>
      <text:p text:style-name="P1">de fato, esses exemplos devem pertencer a uma categoria, o ModLewis</text:p>
      <text:p text:style-name="P1">divisão é pelo menos melhor que a divisão correspondente de</text:p>
      <text:p text:style-name="P1">Reuters-22173, na medida em que elimina as histórias de "desvio".</text:p>
      <text:p text:style-name="P3"/>
      <text:p text:style-name="P2"><text:s text:c="5"/><text:span text:style-name="T1">Em particular, encorajamos você a resistir ao seguinte</text:span></text:p>
      <text:p text:style-name="P1">tentações:</text:p>
      <text:p text:style-name="P2"><text:s text:c="5"/><text:span text:style-name="T1">1. Definindo novas divisões com base no fato de os documentos serem ou não</text:span></text:p>
      <text:p text:style-name="P1">realmente tem quaisquer categorias de TÓPICOS (Veja a discussão do</text:p>
      <text:p text:style-name="P1">Divisão ModApte.) </text:p>
      <text:p text:style-name="P2"><text:s text:c="5"/><text:span text:style-name="T1">2. Teste seu sistema apenas nas categorias "fácil". Isto é um</text:span></text:p>
      <text:p text:style-name="P1">tentação a que sucumbimos no passado, mas resistiremos no</text:p>
      <text:p text:style-name="P1">futuro. Sim, sabemos que algumas das 135 categorias de TÓPICOS têm poucas</text:p>
      <text:p text:style-name="P1">ou nenhum exemplo de treinamento positivo ou poucos ou nenhum exemplo de teste positivo</text:p>
      <text:p text:style-name="P1">ou ambos. Sim, os sistemas de aprendizado puramente supervisionados terão um desempenho muito ruim</text:p>
      <text:p text:style-name="P1">nessas categorias. Sistemas baseados em conhecimento, por outro lado,</text:p>
      <text:p text:style-name="P1">pode se sair bem com eles, enquanto se sai mal em comparação com</text:p>
      <text:p text:style-name="P1">aprendizado supervisionado em categorias com muitos resultados positivos</text:p>
      <text:p text:style-name="P1"><text:soft-page-break/>exemplos. Essas comparações são de grande interesse. Claro, é de</text:p>
      <text:p text:style-name="P1">grande interesse em * além * de analisar subconjuntos de categorias</text:p>
      <text:p text:style-name="P1">(por exemplo, muitos exemplos positivos versus poucos exemplos positivos etc.). </text:p>
      <text:p text:style-name="P2"><text:s/></text:p>
      <text:p text:style-name="P2"><text:s text:c="5"/><text:span text:style-name="T1">Observe que uma estratégia que consideramos e rejeitamos é assumir</text:span></text:p>
      <text:p text:style-name="P1">documentos que não possuem TÓPICOS, mas que possuem categorias em outros</text:p>
      <text:p text:style-name="P1">campos (PLACES, etc.) podem não ser considerados como TOPICS</text:p>
      <text:p text:style-name="P1">categorias. Isso não parece ser uma suposição segura - temos</text:p>
      <text:p text:style-name="P1">encontrou vários exemplos de documentos com o PLACES, mas nenhum TÓPICO quando</text:p>
      <text:p text:style-name="P1">há TÓPICOS que se aplicam claramente.</text:p>
      <text:p text:style-name="P3"/>
      <text:p text:style-name="P1">IX Conjuntos de recursos na categorização de texto</text:p>
      <text:p text:style-name="P3"/>
      <text:p text:style-name="P2"><text:s text:c="3"/><text:span text:style-name="T1">Para muitos métodos de categorização de texto, particularmente aqueles que usam</text:span></text:p>
      <text:p text:style-name="P1">técnicas de classificação estatística, é conveniente representar</text:p>
      <text:p text:style-name="P1">documentos não como uma sequência de caracteres, mas como uma tupla de</text:p>
      <text:p text:style-name="P1">valores de recurso numéricos ou binários. Por exemplo, o valor do recurso</text:p>
      <text:p text:style-name="P1">Fi para um documento Dj pode ser 1 se a sequência de caracteres</text:p>
      <text:p text:style-name="P1">"financeiro" ocorreu no documento com espaço em branco em ambos os lados,</text:p>
      <text:p text:style-name="P1">e 0 caso contrário. Ou o valor de Fi para Dj pode ser o número de</text:p>
      <text:p text:style-name="P1">ocorrências de "financeiro" no documento Dj. Na recuperação de informações</text:p>
      <text:p text:style-name="P1">esses recursos são freqüentemente chamados de "termos de indexação" e geralmente se fala</text:p>
      <text:p text:style-name="P1">de um termo estar "presente" em um documento, significando que o recurso</text:p>
      <text:p text:style-name="P1">assume um valor não padrão. (Geralmente, mas nem sempre, qualquer valor, mas</text:p>
      <text:p text:style-name="P1">0 não é o padrão.)</text:p>
      <text:p text:style-name="P3"/>
      <text:p text:style-name="P2"><text:s text:c="2"/><text:span text:style-name="T1">Comparações entre métodos de categorização de texto que representam</text:span></text:p>
      <text:p text:style-name="P1">documentos como tuplas de recurso são auxiliados, garantindo que a mesma tupla</text:p>
      <text:p text:style-name="P1">representação é usada com todos os métodos, evitando conflitos</text:p>
      <text:p text:style-name="P1">diferenças na extração de recursos com diferenças em, digamos, máquina</text:p>
      <text:p text:style-name="P1">métodos de aprendizagem. Por esse motivo, a distribuição Reuters-22173</text:p>
      <text:p text:style-name="P1">incluiu não apenas o texto formatado das matérias da Reuters, mas também</text:p>
      <text:p text:style-name="P1">apresentam representações de tupla das histórias em cada uma das duas</text:p>
      <text:p text:style-name="P1">conjuntos, um baseado em palavras e outro baseado em frases substantivas. Surpreendentemente,</text:p>
      <text:p text:style-name="P1">quase nenhum uso foi feito desses arquivos por outros pesquisadores, então temos</text:p>
      <text:p text:style-name="P1">não incluiu arquivos desse tipo na distribuição Reuters-21578.</text:p>
      <text:p text:style-name="P3"/>
      <text:p text:style-name="P2"><text:s text:c="4"/><text:span text:style-name="T1">No entanto, estamos dispostos a disponibilizar como parte do</text:span></text:p>
      <text:p text:style-name="P1">distribuir quaisquer representações de tuplas desse tipo que os pesquisadores</text:p>
      <text:p text:style-name="P1">quer contribuir. Talvez a situação ideal seria se alguém</text:p>
      <text:p text:style-name="P1">com um forte interesse na formação de conjuntos de recursos produziu tuplas baseadas</text:p>
      <text:p text:style-name="P1">em um conjunto de recursos de alta qualidade que outros pesquisadores interessados</text:p>
      <text:p text:style-name="P1">somente em algoritmos de aprendizagem poderiam ser utilizados.</text:p>
      <text:p text:style-name="P3"/>
      <text:p text:style-name="P3"/>
      <text:p text:style-name="P1">X. Bibliografia</text:p>
      <text:p text:style-name="P3"/>
      <text:p text:style-name="P1">[Isso precisa ser atualizado.]</text:p>
      <text:p text:style-name="P3"/>
      <text:p text:style-name="P1">@article {APTE94</text:p>
      <text:p text:style-name="P2"><text:s/><text:span text:style-name="T1">, author = "Chidanand Apt {\ '{e}} e Fred Damerau e Sholom M. Weiss"</text:span></text:p>
      <text:p text:style-name="P2"><text:s/><text:span text:style-name="T1">, title = "Aprendizado automatizado de regras de decisão para categorização de texto"</text:span></text:p>
      <text:p text:style-name="P2"><text:s/><text:span text:style-name="T1">, journal = "Transações ACM em sistemas de informação"</text:span></text:p>
      <text:p text:style-name="P2"><text:s/><text:span text:style-name="T1">, ano = 1994</text:span></text:p>
      <text:p text:style-name="P2"><text:s/><text:span text:style-name="T1">, note = "Para aparecer."</text:span></text:p>
      <text:p text:style-name="P2"><text:s/><text:span text:style-name="T1">}</text:span></text:p>
      <text:p text:style-name="P3"/>
      <text:p text:style-name="P1">@inproceedings {APTE94b</text:p>
      <text:p text:style-name="P2"><text:soft-page-break/><text:s/><text:span text:style-name="T1">, author = "Chidanand Apt {\ '{e}} e Fred Damerau e Sholom M. Weiss"</text:span></text:p>
      <text:p text:style-name="P2"><text:s/><text:span text:style-name="T1">, title = "Rumo à aprendizagem automatizada e independente de idiomas dos modelos de categorização de texto"</text:span></text:p>
      <text:p text:style-name="P2"><text:s/><text:span text:style-name="T1">, booktitle = sigir94</text:span></text:p>
      <text:p text:style-name="P2"><text:s/><text:span text:style-name="T1">, ano = 1994</text:span></text:p>
      <text:p text:style-name="P2"><text:s/><text:span text:style-name="T1">, note = "Para aparecer."</text:span></text:p>
      <text:p text:style-name="P2"><text:s/><text:span text:style-name="T1">}</text:span></text:p>
      <text:p text:style-name="P3"/>
      <text:p text:style-name="P1">@inproceedings {HAYES89</text:p>
      <text:p text:style-name="P1">, autor = "Philip J. Hayes e Peggy M. Anderson e Irene B. Nirenburg e </text:p>
      <text:p text:style-name="P1">Linda M. Schmandt "</text:p>
      <text:p text:style-name="P1">, title = "{TCS}: um shell para categorização de texto com base em conteúdo"</text:p>
      <text:p text:style-name="P1">, booktitle = "Conferência IEEE sobre aplicativos de inteligência artificial"</text:p>
      <text:p text:style-name="P1">, ano = 1990</text:p>
      <text:p text:style-name="P1">}</text:p>
      <text:p text:style-name="P3"/>
      <text:p text:style-name="P1">@inproceedings {HAYES90b</text:p>
      <text:p text:style-name="P1">, autor = "Philip J. Hayes e Steven P. Weinstein"</text:p>
      <text:p text:style-name="P1">, title = "{CONSTRUE / TIS:} Um sistema para indexação baseada em conteúdo de um </text:p>
      <text:p text:style-name="P1">Banco de Dados de Notícias "</text:p>
      <text:p text:style-name="P1">, booktitle = "Segunda conferência anual sobre aplicações inovadoras de</text:p>
      <text:p text:style-name="P1">Inteligência artificial"</text:p>
      <text:p text:style-name="P1">, ano = 1990</text:p>
      <text:p text:style-name="P1">}</text:p>
      <text:p text:style-name="P3"/>
      <text:p text:style-name="P1">@incollection {HAYES92 </text:p>
      <text:p text:style-name="P2"><text:s/><text:span text:style-name="T1">, autor = "Philip J. Hayes"</text:span></text:p>
      <text:p text:style-name="P2"><text:s/><text:span text:style-name="T1">, title = "Processamento inteligente de texto de alto volume usando Raso,</text:span></text:p>
      <text:p text:style-name="P1">Técnicas específicas de domínio " </text:p>
      <text:p text:style-name="P2"><text:s/><text:span text:style-name="T1">, booktitle = "Sistemas inteligentes baseados em texto"</text:span></text:p>
      <text:p text:style-name="P2"><text:s/><text:span text:style-name="T1">, editor = "Lawrence Erlbaum"</text:span></text:p>
      <text:p text:style-name="P2"><text:s/><text:span text:style-name="T1">, endereço = "Hillsdale, NJ"</text:span></text:p>
      <text:p text:style-name="P2"><text:s/><text:span text:style-name="T1">, ano = 1992</text:span></text:p>
      <text:p text:style-name="P2"><text:s/><text:span text:style-name="T1">, editor = "Paul S. Jacobs"</text:span></text:p>
      <text:p text:style-name="P1">}</text:p>
      <text:p text:style-name="P3"/>
      <text:p text:style-name="P1">@inproceedings {LEWIS91c </text:p>
      <text:p text:style-name="P2"><text:s text:c="2"/><text:span text:style-name="T1">, autor = "David D. Lewis" </text:span></text:p>
      <text:p text:style-name="P2"><text:s text:c="2"/><text:span text:style-name="T1">, title = "Avaliando a categorização de texto" </text:span></text:p>
      <text:p text:style-name="P2"><text:s text:c="2"/><text:span text:style-name="T1">, booktitle = "Workshop de procedimentos de fala e linguagem natural" </text:span></text:p>
      <text:p text:style-name="P2"><text:s text:c="2"/><text:span text:style-name="T1">, ano = 1991 </text:span></text:p>
      <text:p text:style-name="P2"><text:s text:c="2"/><text:span text:style-name="T1">, mês = fevereiro </text:span></text:p>
      <text:p text:style-name="P2"><text:s text:c="2"/><text:span text:style-name="T1">, organização = "Agência de projetos de pesquisa avançada em defesa" </text:span></text:p>
      <text:p text:style-name="P2"><text:s text:c="2"/><text:span text:style-name="T1">, editor = "Morgan Kaufmann" </text:span></text:p>
      <text:p text:style-name="P2"><text:s text:c="2"/><text:span text:style-name="T1">, páginas = "312--318" </text:span></text:p>
      <text:p text:style-name="P3"/>
      <text:p text:style-name="P1">}</text:p>
      <text:p text:style-name="P3"/>
      <text:p text:style-name="P1">@phdthesis {LEWIS91d</text:p>
      <text:p text:style-name="P1">, autor = "David Dolan Lewis"</text:p>
      <text:p text:style-name="P1">, title = "Representação e aprendizado na recuperação de informações"</text:p>
      <text:p text:style-name="P1">, escola = "Departamento de Ciência da Computação; Universidade de Massachusetts; Amherst, MA 01003"</text:p>
      <text:p text:style-name="P1">, ano = 1992</text:p>
      <text:p text:style-name="P1">, note = "Relatório técnico 91--93."</text:p>
      <text:p text:style-name="P1">}</text:p>
      <text:p text:style-name="P3"/>
      <text:p text:style-name="P1">@inproceedings {LEWIS91e</text:p>
      <text:p text:style-name="P1">, autor = "David D. Lewis"</text:p>
      <text:p text:style-name="P1">, title = "Extração de dados como categorização de texto: uma experiência com</text:p>
      <text:p text:style-name="P1">o Corpus {MUC-3} "</text:p>
      <text:p text:style-name="P1">, booktitle = "Anais da terceira mensagem, noções sobre avaliação</text:p>
      <text:p text:style-name="P1">e conferência "</text:p>
      <text:p text:style-name="P1">, ano = 1991</text:p>
      <text:p text:style-name="P1"><text:soft-page-break/>, mês = maio</text:p>
      <text:p text:style-name="P1">, organização = "Agência de projetos de pesquisa avançada em defesa"</text:p>
      <text:p text:style-name="P1">, editor = "Morgan Kaufmann"</text:p>
      <text:p text:style-name="P1">, endereço = "Los Altos, CA"</text:p>
      <text:p text:style-name="P3"/>
      <text:p text:style-name="P1">}</text:p>
      <text:p text:style-name="P3"/>
      <text:p text:style-name="P1">@inproceedings {LEWIS92b</text:p>
      <text:p text:style-name="P2"><text:s/><text:span text:style-name="T1">, autor = "David D. Lewis"</text:span></text:p>
      <text:p text:style-name="P2"><text:s/><text:span text:style-name="T1">, title = "Uma avaliação de representações frasais e agrupadas em um texto</text:span></text:p>
      <text:p text:style-name="P1">Tarefa de categorização "</text:p>
      <text:p text:style-name="P2"><text:s/><text:span text:style-name="T1">, booktitle = "Décima Quinta Conferência Internacional Anual da ACM SIGIR sobre</text:span></text:p>
      <text:p text:style-name="P1">Pesquisa e Desenvolvimento em Recuperação de Informação "</text:p>
      <text:p text:style-name="P2"><text:s/><text:span text:style-name="T1">, ano = 1992</text:span></text:p>
      <text:p text:style-name="P2"><text:s/><text:span text:style-name="T1">, páginas = "37--50"</text:span></text:p>
      <text:p text:style-name="P1">}</text:p>
      <text:p text:style-name="P3"/>
      <text:p text:style-name="P1">@inproceedings {LEWIS92d </text:p>
      <text:p text:style-name="P1">, autor = "David D. Lewis e Richard M. Tong"</text:p>
      <text:p text:style-name="P1">, title = "Filtragem de texto em {MUC-3} e {MUC-4}"</text:p>
      <text:p text:style-name="P1">, booktitle = "Anais da quarta conferência de entendimento de mensagens ({MUC-4})"</text:p>
      <text:p text:style-name="P1">, ano = 1992</text:p>
      <text:p text:style-name="P1">, mês = jun</text:p>
      <text:p text:style-name="P1">, organização = "Agência de projetos de pesquisa avançada em defesa"</text:p>
      <text:p text:style-name="P1">, editor = "Morgan Kaufmann"</text:p>
      <text:p text:style-name="P1">, endereço = "Los Altos, CA"</text:p>
      <text:p text:style-name="P1">}</text:p>
      <text:p text:style-name="P3"/>
      <text:p text:style-name="P1">@inproceedings {LEWIS92e</text:p>
      <text:p text:style-name="P1">, autor = "David D. Lewis" </text:p>
      <text:p text:style-name="P1">, title = "Seleção e extração de recursos para categorização de texto"</text:p>
      <text:p text:style-name="P1">, booktitle = "Workshop de procedimentos de fala e linguagem natural"</text:p>
      <text:p text:style-name="P1">, ano = 1992</text:p>
      <text:p text:style-name="P1">, mês = fevereiro </text:p>
      <text:p text:style-name="P1">, organização = "Agência de projetos de pesquisa avançada em defesa"</text:p>
      <text:p text:style-name="P1">, editor = "Morgan Kaufmann"</text:p>
      <text:p text:style-name="P1">, páginas = "212--217"</text:p>
      <text:p text:style-name="P1">}</text:p>
      <text:p text:style-name="P3"/>
      <text:p text:style-name="P1">@inproceedings {LEWIS94b</text:p>
      <text:p text:style-name="P2"><text:s/><text:span text:style-name="T1">, autor = "David D. Lewis e Marc Ringuette"</text:span></text:p>
      <text:p text:style-name="P2"><text:s/><text:span text:style-name="T1">, title = "Uma comparação de dois algoritmos de aprendizagem para categorização de texto"</text:span></text:p>
      <text:p text:style-name="P2"><text:s/><text:span text:style-name="T1">, booktitle = "Simpósio sobre análise de documentos e recuperação de informações"</text:span></text:p>
      <text:p text:style-name="P2"><text:s/><text:span text:style-name="T1">, ano = 1994</text:span></text:p>
      <text:p text:style-name="P2"><text:s/><text:span text:style-name="T1">, organização = "ISRI; Universidade de Nevada, Las Vegas"</text:span></text:p>
      <text:p text:style-name="P2"><text:s/><text:span text:style-name="T1">, endereço = "Las Vegas, NV"</text:span></text:p>
      <text:p text:style-name="P2"><text:s/><text:span text:style-name="T1">, mês = abril</text:span></text:p>
      <text:p text:style-name="P2"><text:s/><text:span text:style-name="T1">, páginas = "81--93"</text:span></text:p>
      <text:p text:style-name="P1">}</text:p>
      <text:p text:style-name="P3"/>
      <text:p text:style-name="P1">@article {LEWIS94d</text:p>
      <text:p text:style-name="P1">, autor = "David D. Lewis e Philip J. Hayes"</text:p>
      <text:p text:style-name="P1">, title = "Editorial convidado"</text:p>
      <text:p text:style-name="P1">, journal = "Transações ACM em sistemas de informação"</text:p>
      <text:p text:style-name="P1">, ano = 1994 </text:p>
      <text:p text:style-name="P1">, volume = 12</text:p>
      <text:p text:style-name="P1">, número = 3</text:p>
      <text:p text:style-name="P1">, páginas = "231"</text:p>
      <text:p text:style-name="P1">, mês = jul</text:p>
      <text:p text:style-name="P1">}</text:p>
      <text:p text:style-name="P3"/>
      <text:p text:style-name="P1"><text:soft-page-break/>@article {SPARCKJONES76</text:p>
      <text:p text:style-name="P1">, author = "K. {Sparck Jones} e CJ {van Rijsbergen}"</text:p>
      <text:p text:style-name="P1">, title = "Coleções de testes de recuperação de informações"</text:p>
      <text:p text:style-name="P1">, journal = "Journal of Documentation"</text:p>
      <text:p text:style-name="P1">, ano = 1976</text:p>
      <text:p text:style-name="P1">, volume = 32</text:p>
      <text:p text:style-name="P1">, número = 1</text:p>
      <text:p text:style-name="P1">, páginas = "59--75"</text:p>
      <text:p text:style-name="P2"><text:s text:c="2"/><text:span text:style-name="T1">}</text:span></text:p>
      <text:p text:style-name="P3"/>
      <text:p text:style-name="P1">@book {WEISS91</text:p>
      <text:p text:style-name="P2"><text:s/><text:span text:style-name="T1">, autor = "Sholom M. Weiss e Casimir A. Kulikowski"</text:span></text:p>
      <text:p text:style-name="P2"><text:s/><text:span text:style-name="T1">, title = "Sistemas de computador que aprendem" </text:span></text:p>
      <text:p text:style-name="P2"><text:s/><text:span text:style-name="T1">, editor = "Morgan Kaufmann"</text:span></text:p>
      <text:p text:style-name="P2"><text:s/><text:span text:style-name="T1">, ano = 1991</text:span></text:p>
      <text:p text:style-name="P2"><text:s/><text:span text:style-name="T1">, endereço = "San Mateo, CA"</text:span></text:p>
      <text:p text:style-name="P2"><text:s/><text:span text:style-name="T1">}</text:span></text:p>
      <text:p text:style-name="P3"/>
      <text:p text:style-name="P3"/>
      <text:p text:style-name="P4">compania dos esportes</text:p>
      <text:p text:style-name="Text_20_body"><text:a xlink:type="simple" xlink:href="https://docs.google.com/forms/d/e/1FAIpQLSfsqV45AYnBtCLqRnTmLMk_DPG4JdllUSfK7stt4Zsi8nc0kw/viewform" text:style-name="Internet_20_link" text:visited-style-name="Visited_20_Internet_20_Link">https://docs.google.com/forms/d/e/1FAIpQLSfsqV45AYnBtCLqRnTmLMk_DPG4JdllUSfK7stt4Zsi8nc0kw/viewform</text:a> </text:p>
      <text:p text:style-name="Text_20_body"/>
      <text:h text:style-name="P7" text:outline-level="1">Aprendizagem de Maquina: Supervisionada ou Não Supervisionada?</text:h>
      <text:p text:style-name="Text_20_body"><text:a xlink:type="simple" xlink:href="https://medium.com/opensanca/aprendizagem-de-maquina-supervisionada-ou-não-supervisionada-7d01f78cd80a" text:style-name="Internet_20_link" text:visited-style-name="Visited_20_Internet_20_Link">https://medium.com/opensanca/aprendizagem-de-maquina-supervisionada-ou-n%C3%A3o-supervisionada-7d01f78cd80a</text:a> <text:line-break/></text:p>
      <text:p text:style-name="Text_20_body"/>
      <text:h text:style-name="P8" text:outline-level="1">Support Vector Machines</text:h>
      <text:p text:style-name="Text_20_body"><text:a xlink:type="simple" xlink:href="https://scikit-learn.org/stable/modules/svm.html" text:style-name="Internet_20_link" text:visited-style-name="Visited_20_Internet_20_Link">https://scikit-learn.org/stable/modules/svm.html</text:a> </text:p>
      <text:p text:style-name="Text_20_body"/>
      <text:p text:style-name="Text_20_body">Classifying Reuters-21578 collection with Python</text:p>
      <text:p text:style-name="Text_20_body"><text:a xlink:type="simple" xlink:href="https://miguelmalvarez.com/2016/11/07/classifying-reuters-21578-collection-with-python/" text:style-name="Internet_20_link" text:visited-style-name="Visited_20_Internet_20_Link">https://miguelmalvarez.com/2016/11/07/classifying-reuters-21578-collection-with-python/</text:a> </text:p>
      <text:p text:style-name="Text_20_body"><text:a xlink:type="simple" xlink:href="https://miguelmalvarez.com/2015/03/20/classifying-reuters-21578-collection-with-python-representing-the-data/" text:style-name="Internet_20_link" text:visited-style-name="Visited_20_Internet_20_Link">https://miguelmalvarez.com/2015/03/20/classifying-reuters-21578-collection-with-python-representing-the-data/</text:a> </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pple-system" svg:font-family="apple-system, BlinkMacSystemFont, 'Segoe UI', Roboto, 'Helvetica Neue', Arial, 'Noto Sans', sans-serif, 'Apple Color Emoji', 'Segoe UI Emoji', 'Segoe UI Symbol', 'Noto Color Emoji'"/>
    <style:font-face style:name="medium-content-title-font" svg:font-family="medium-content-title-font, Georgia, Cambria, 'Times New Roman', Times, 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 style:display-name="Heading 1" style:family="paragraph" style:parent-style-name="Title"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30T20:12:28.42</meta:creation-date>
    <dc:date>2020-02-18T08:11:46.69</dc:date>
    <meta:editing-duration>P4DT13H55M53S</meta:editing-duration>
    <meta:editing-cycles>3</meta:editing-cycles>
    <meta:generator>OpenOffice/4.1.2$Win32 OpenOffice.org_project/412m3$Build-9782</meta:generator>
    <meta:document-statistic meta:table-count="0" meta:image-count="0" meta:object-count="0" meta:page-count="15" meta:paragraph-count="697" meta:word-count="6088" meta:character-count="39658"/>
  </office:meta>
</office:document-meta>
</file>